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style:font-size-asian="15pt" style:font-size-complex="15pt"/>
    </style:style>
    <style:style style:name="P2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style:font-size-asian="15pt" style:font-size-complex="15pt"/>
    </style:style>
    <style:style style:name="P3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13f1d" style:font-size-asian="15pt" style:font-size-complex="15pt"/>
    </style:style>
    <style:style style:name="P4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5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13f1d" style:font-size-asian="15pt" style:font-size-complex="15pt"/>
    </style:style>
    <style:style style:name="P6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39fb1" style:font-size-asian="15pt" style:font-size-complex="15pt"/>
    </style:style>
    <style:style style:name="P7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rsid="00113f1d" officeooo:paragraph-rsid="00139fb1" style:font-size-asian="15pt" style:font-size-complex="15pt"/>
    </style:style>
    <style:style style:name="P8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39fb1" style:font-size-asian="15pt" style:font-size-complex="15pt"/>
    </style:style>
    <style:style style:name="P9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officeooo:paragraph-rsid="00139fb1" style:font-size-asian="15pt" style:font-size-complex="15pt"/>
    </style:style>
    <style:style style:name="P10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officeooo:paragraph-rsid="00139fb1" style:font-size-asian="15pt" style:font-size-complex="15pt"/>
    </style:style>
    <style:style style:name="P11" style:family="paragraph" style:parent-style-name="Standard" style:master-page-name="">
      <loext:graphic-properties draw:fill="none"/>
      <style:paragraph-properties fo:margin-left="1.9cm" fo:margin-right="2.9cm" fo:text-indent="1.199cm" style:auto-text-indent="false" style:page-number="auto" fo:background-color="transparent"/>
      <style:text-properties fo:font-size="15pt" officeooo:rsid="00113f1d" officeooo:paragraph-rsid="00139fb1" style:font-size-asian="15pt" style:font-size-complex="15pt"/>
    </style:style>
    <style:style style:name="T1" style:family="text">
      <style:text-properties officeooo:rsid="00113f1d"/>
    </style:style>
    <style:style style:name="T2" style:family="text">
      <style:text-properties officeooo:rsid="0012c804"/>
    </style:style>
    <style:style style:name="T3" style:family="text">
      <style:text-properties officeooo:rsid="00139f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Atividades 4º séries</text:span></text:p>
      <text:p text:style-name="P2"/>
      <text:p text:style-name="P4">As atividades das <text:span text:style-name="T2">4</text:span>º séries consistiram em <text:span text:style-name="T3">uma apresentação de seminario elaborada pelo alunos, onde foi sorteados as duplas e os assuntos, tudo relacionado a software Livre (Programas Gratuitos ) onde os alunos pesquisaram sobre os mesmos e apresentaram aos colegas de turma, além de jogos de raciocinio lógico e pequenas palestrinhas sobre segurança na internet (Facebook, Whatsapp).</text:span></text:p>
      <text:p text:style-name="P5"/>
      <text:p text:style-name="P9"><text:s text:c="2"/><text:span text:style-name="T1">Atividades 4º séries</text:span></text:p>
      <text:p text:style-name="P8"/>
      <text:p text:style-name="P11">As atividades das <text:span text:style-name="T2">4</text:span>º séries consistiram em <text:span text:style-name="T3">uma apresentação de seminario elaborada pelo alunos, onde foi sorteados as duplas e os assuntos, tudo relacionado a software Livre (Programas Gratuitos ) onde os alunos pesquisaram sobre os mesmos e apresentaram aos colegas de turma, além de jogos de raciocinio lógico e pequenas palestrinhas sobre segurança na internet (Facebook, Whatsapp).</text:span></text:p>
      <text:p text:style-name="P7"/>
      <text:p text:style-name="P9"><text:s/><text:span text:style-name="T1">Atividades 4º séries</text:span></text:p>
      <text:p text:style-name="P8"/>
      <text:p text:style-name="P6">As atividades das <text:span text:style-name="T2">4</text:span>º séries consistiram em <text:span text:style-name="T3">uma apresentação de seminario elaborada pelo alunos, onde foi sorteados as duplas e os assuntos, tudo relacionado a software Livre (Programas Gratuitos ) onde os alunos pesquisaram sobre os mesmos e apresentaram aos colegas de turma, além de jogos de raciocinio lógico e pequenas palestrinhas sobre segurança na internet (Facebook, Whatsapp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3:48:27.844000000</meta:creation-date>
    <dc:date>2016-07-14T14:12:11.167000000</dc:date>
    <meta:editing-duration>PT10M26S</meta:editing-duration>
    <meta:editing-cycles>3</meta:editing-cycles>
    <meta:generator>LibreOffice/5.1.2.2$Windows_x86 LibreOffice_project/d3bf12ecb743fc0d20e0be0c58ca359301eb705f</meta:generator>
    <meta:print-date>2016-04-28T13:55:57.468000000</meta:print-date>
    <meta:document-statistic meta:table-count="0" meta:image-count="0" meta:object-count="0" meta:page-count="1" meta:paragraph-count="6" meta:word-count="183" meta:character-count="1219" meta:non-whitespace-character-count="1038"/>
  </office:meta>
</office:document-meta>
</file>